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135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4.217cm"/>
    </style:style>
    <style:style style:name="co15" style:family="table-column">
      <style:table-column-properties fo:break-before="auto" style:column-width="3.328cm"/>
    </style:style>
    <style:style style:name="co16" style:family="table-column">
      <style:table-column-properties fo:break-before="auto" style:column-width="4.078cm"/>
    </style:style>
    <style:style style:name="co17" style:family="table-column">
      <style:table-column-properties fo:break-before="auto" style:column-width="3.191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0.37cm"/>
    </style:style>
    <style:style style:name="co20" style:family="table-column">
      <style:table-column-properties fo:break-before="auto" style:column-width="5.689cm"/>
    </style:style>
    <style:style style:name="co21" style:family="table-column">
      <style:table-column-properties fo:break-before="auto" style:column-width="5.577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0.31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2.80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108cm"/>
    </style:style>
    <style:style style:name="co29" style:family="table-column">
      <style:table-column-properties fo:break-before="auto" style:column-width="2.997cm"/>
    </style:style>
    <style:style style:name="co30" style:family="table-column">
      <style:table-column-properties fo:break-before="auto" style:column-width="3.357cm"/>
    </style:style>
    <style:style style:name="co31" style:family="table-column">
      <style:table-column-properties fo:break-before="auto" style:column-width="1.64cm"/>
    </style:style>
    <style:style style:name="co32" style:family="table-column">
      <style:table-column-properties fo:break-before="auto" style:column-width="3.651cm"/>
    </style:style>
    <style:style style:name="co33" style:family="table-column">
      <style:table-column-properties fo:break-before="auto" style:column-width="3.217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2.302cm"/>
    </style:style>
    <style:style style:name="co36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2.053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3.274cm"/>
    </style:style>
    <style:style style:name="co40" style:family="table-column">
      <style:table-column-properties fo:break-before="auto" style:column-width="2.136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0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3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4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7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2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4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8-06-30">
            <text:p>Monday, June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8-07-31">
            <text:p>Thursday, July 31, 2008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8-08-31">
            <text:p>Sunday, August 31, 2008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8-06-30">
            <text:p>Monday, June 30, 2008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8-09-30">
            <text:p>Tuesday, September 30, 2008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8-10-31">
            <text:p>Friday, October 31, 2008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660">
            <text:p>31 July 2008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8-11-30">
            <text:p>Sunday, November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8-12-31">
            <text:p>Wednesday, December 31, 2008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1-31">
            <text:p>Saturday, January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8-06-30">
            <text:p>Monday, June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8-07-31">
            <text:p>Thursday, July 31, 2008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8-08-31">
            <text:p>Sunday, August 31, 2008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8-06-30">
            <text:p>Monday, June 30, 2008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8-09-30">
            <text:p>Tuesday, September 30, 2008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8-10-31">
            <text:p>Friday, October 31, 2008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660">
            <text:p>31 July 2008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8-11-30">
            <text:p>Sunday, November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8-12-31">
            <text:p>Wednesday, December 31, 2008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1-31">
            <text:p>Saturday, January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1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4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8-06-30">
            <text:p>Monday, June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8-07-31">
            <text:p>Thursday, July 31, 2008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8-08-31">
            <text:p>Sunday, August 31, 2008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8-06-30">
            <text:p>Monday, June 30, 2008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8-09-30">
            <text:p>Tuesday, September 30, 2008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8-10-31">
            <text:p>Friday, October 31, 2008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660">
            <text:p>31 July 2008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8-11-30">
            <text:p>Sunday, November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8-12-31">
            <text:p>Wednesday, December 31, 2008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1-31">
            <text:p>Saturday, January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15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6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8-06-30">
            <text:p>Monday, June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8-07-31">
            <text:p>Thursday, July 31, 2008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8-08-31">
            <text:p>Sunday, August 31, 2008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8-06-30">
            <text:p>Monday, June 30, 2008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8-09-30">
            <text:p>Tuesday, September 30, 2008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8-10-31">
            <text:p>Friday, October 31, 2008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660">
            <text:p>31 July 2008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8-11-30">
            <text:p>Sunday, November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8-12-31">
            <text:p>Wednesday, December 31, 2008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1-31">
            <text:p>Saturday, January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17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8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8-06-30">
            <text:p>Monday, June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8-07-31">
            <text:p>Thursday, July 31, 2008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8-08-31">
            <text:p>Sunday, August 31, 2008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8-06-30">
            <text:p>Monday, June 30, 2008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8-09-30">
            <text:p>Tuesday, September 30, 2008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8-10-31">
            <text:p>Friday, October 31, 2008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660">
            <text:p>31 July 2008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8-11-30">
            <text:p>Sunday, November 30, 2008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8-12-31">
            <text:p>Wednesday, December 31, 2008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1-31">
            <text:p>Saturday, January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9" table:default-cell-style-name="ce71"/>
        <table:table-column table:style-name="co20" table:default-cell-style-name="ce77"/>
        <table:table-column table:style-name="co21" table:default-cell-style-name="ce77"/>
        <table:table-column table:style-name="co22" table:number-columns-repeated="8" table:default-cell-style-name="ce84"/>
        <table:table-column table:style-name="co23" table:default-cell-style-name="ce71"/>
        <table:table-column table:style-name="co10" table:default-cell-style-name="ce96"/>
        <table:table-column table:style-name="co23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10]" office:value-type="date" office:date-value="2008-04-30">
            <text:p>Wednesday, April 30, 2008</text:p>
          </table:table-cell>
          <table:table-cell table:style-name="ce75" table:formula="of:=[.B5]" office:value-type="date" office:date-value="2008-05-31">
            <text:p>Saturday, May 31, 2008</text:p>
          </table:table-cell>
          <table:table-cell table:style-name="ce82" table:formula="of:=[$S0408.$H$1]" office:value-type="float" office:value="0">
            <text:p>0.00 </text:p>
          </table:table-cell>
          <table:table-cell table:style-name="ce86"/>
          <table:table-cell table:style-name="ce86" table:formula="of:=[$S0408.$G$1]" office:value-type="float" office:value="0">
            <text:p>0.00 </text:p>
          </table:table-cell>
          <table:table-cell table:style-name="ce86"/>
          <table:table-cell table:style-name="ce86" table:formula="of:=[$P0408.$H$1]" office:value-type="float" office:value="0">
            <text:p>0.00 </text:p>
          </table:table-cell>
          <table:table-cell table:style-name="ce86"/>
          <table:table-cell table:style-name="ce86" table:formula="of:=[$P0408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09/GB%20Accounts%20Company%202009-05-31%20(May09)%20OpenOffice/Sales.ods'#$Jun08.$G$4]&gt;0;['file:///C:/Users/Antony/diy/GB%20Accounts/GB%20Accounts%202009/GB%20Accounts%20Company%202009-05-31%20(May09)%20OpenOffice/Sales.ods'#$Jun08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12]" office:value-type="date" office:date-value="2008-05-31">
            <text:p>Saturday, May 31, 2008</text:p>
          </table:table-cell>
          <table:table-cell table:style-name="ce75" table:formula="of:=[.B6]" office:value-type="date" office:date-value="2008-06-30">
            <text:p>Monday, June 30, 2008</text:p>
          </table:table-cell>
          <table:table-cell table:style-name="ce82" table:formula="of:=[$S0508.$H$1]" office:value-type="float" office:value="0">
            <text:p>0.00 </text:p>
          </table:table-cell>
          <table:table-cell table:style-name="ce86"/>
          <table:table-cell table:style-name="ce86" table:formula="of:=[$S0508.$G$1]" office:value-type="float" office:value="0">
            <text:p>0.00 </text:p>
          </table:table-cell>
          <table:table-cell table:style-name="ce86"/>
          <table:table-cell table:style-name="ce86" table:formula="of:=[$P0508.$H$1]" office:value-type="float" office:value="0">
            <text:p>0.00 </text:p>
          </table:table-cell>
          <table:table-cell table:style-name="ce86"/>
          <table:table-cell table:style-name="ce86" table:formula="of:=[$P0508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09/GB%20Accounts%20Company%202009-05-31%20(May09)%20OpenOffice/Sales.ods'#$Jun08.$G$4]&gt;0;['file:///C:/Users/Antony/diy/GB%20Accounts/GB%20Accounts%202009/GB%20Accounts%20Company%202009-05-31%20(May09)%20OpenOffice/Sales.ods'#$Jun08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14]" office:value-type="date" office:date-value="2008-06-30">
            <text:p>Monday, June 30, 2008</text:p>
          </table:table-cell>
          <table:table-cell table:style-name="ce75" table:formula="of:=[.B7]" office:value-type="date" office:date-value="2008-07-31">
            <text:p>Thursday, July 31, 2008</text:p>
          </table:table-cell>
          <table:table-cell table:style-name="ce82" table:formula="of:=['file:///C:/Users/Antony/diy/GB%20Accounts/GB%20Accounts%202009/GB%20Accounts%20Company%202009-05-31%20(May09)%20OpenOffice/Sales.ods'#$Jun08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Jun08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Jun08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Jun08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Jun08.$G$4]&gt;0;['file:///C:/Users/Antony/diy/GB%20Accounts/GB%20Accounts%202009/GB%20Accounts%20Company%202009-05-31%20(May09)%20OpenOffice/Sales.ods'#$Jun08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16]" office:value-type="date" office:date-value="2008-07-31">
            <text:p>Thursday, July 31, 2008</text:p>
          </table:table-cell>
          <table:table-cell table:style-name="ce75" table:formula="of:=[.B8]" office:value-type="date" office:date-value="2008-08-31">
            <text:p>Sunday, August 31, 2008</text:p>
          </table:table-cell>
          <table:table-cell table:style-name="ce82" table:formula="of:=['file:///C:/Users/Antony/diy/GB%20Accounts/GB%20Accounts%202009/GB%20Accounts%20Company%202009-05-31%20(May09)%20OpenOffice/Sales.ods'#$Jul08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Jul08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Jul08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Jul08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Jul08.$G$4]&gt;0;['file:///C:/Users/Antony/diy/GB%20Accounts/GB%20Accounts%202009/GB%20Accounts%20Company%202009-05-31%20(May09)%20OpenOffice/Sales.ods'#$Jul08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18]" office:value-type="date" office:date-value="2008-08-31">
            <text:p>Sunday, August 31, 2008</text:p>
          </table:table-cell>
          <table:table-cell table:style-name="ce75" table:formula="of:=[.B9]" office:value-type="date" office:date-value="2008-09-30">
            <text:p>Tuesday, September 30, 2008</text:p>
          </table:table-cell>
          <table:table-cell table:style-name="ce82" table:formula="of:=['file:///C:/Users/Antony/diy/GB%20Accounts/GB%20Accounts%202009/GB%20Accounts%20Company%202009-05-31%20(May09)%20OpenOffice/Sales.ods'#$Aug08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Aug08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Aug08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Aug08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Aug08.$G$4]&gt;0;['file:///C:/Users/Antony/diy/GB%20Accounts/GB%20Accounts%202009/GB%20Accounts%20Company%202009-05-31%20(May09)%20OpenOffice/Sales.ods'#$Aug08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20]" office:value-type="date" office:date-value="2008-09-30">
            <text:p>Tuesday, September 30, 2008</text:p>
          </table:table-cell>
          <table:table-cell table:style-name="ce75" table:formula="of:=[.B10]" office:value-type="date" office:date-value="2008-10-31">
            <text:p>Friday, October 31, 2008</text:p>
          </table:table-cell>
          <table:table-cell table:style-name="ce82" table:formula="of:=['file:///C:/Users/Antony/diy/GB%20Accounts/GB%20Accounts%202009/GB%20Accounts%20Company%202009-05-31%20(May09)%20OpenOffice/Sales.ods'#$Sep08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Sep08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Sep08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Sep08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Sep08.$G$4]&gt;0;['file:///C:/Users/Antony/diy/GB%20Accounts/GB%20Accounts%202009/GB%20Accounts%20Company%202009-05-31%20(May09)%20OpenOffice/Sales.ods'#$Sep08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22]" office:value-type="date" office:date-value="2008-10-31">
            <text:p>Friday, October 31, 2008</text:p>
          </table:table-cell>
          <table:table-cell table:style-name="ce75" table:formula="of:=[.B11]" office:value-type="date" office:date-value="2008-11-30">
            <text:p>Sunday, November 30, 2008</text:p>
          </table:table-cell>
          <table:table-cell table:style-name="ce82" table:formula="of:=['file:///C:/Users/Antony/diy/GB%20Accounts/GB%20Accounts%202009/GB%20Accounts%20Company%202009-05-31%20(May09)%20OpenOffice/Sales.ods'#$Oct08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Oct08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Oct08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Oct08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Oct08.$G$4]&gt;0;['file:///C:/Users/Antony/diy/GB%20Accounts/GB%20Accounts%202009/GB%20Accounts%20Company%202009-05-31%20(May09)%20OpenOffice/Sales.ods'#$Oct08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24]" office:value-type="date" office:date-value="2008-11-30">
            <text:p>Sunday, November 30, 2008</text:p>
          </table:table-cell>
          <table:table-cell table:style-name="ce75" table:formula="of:=[.B12]" office:value-type="date" office:date-value="2008-12-31">
            <text:p>Wednesday, December 31, 2008</text:p>
          </table:table-cell>
          <table:table-cell table:style-name="ce82" table:formula="of:=['file:///C:/Users/Antony/diy/GB%20Accounts/GB%20Accounts%202009/GB%20Accounts%20Company%202009-05-31%20(May09)%20OpenOffice/Sales.ods'#$Nov08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Nov08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Nov08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Nov08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Nov08.$G$4]&gt;0;['file:///C:/Users/Antony/diy/GB%20Accounts/GB%20Accounts%202009/GB%20Accounts%20Company%202009-05-31%20(May09)%20OpenOffice/Sales.ods'#$Nov08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26]" office:value-type="date" office:date-value="2008-12-31">
            <text:p>Wednesday, December 31, 2008</text:p>
          </table:table-cell>
          <table:table-cell table:style-name="ce75" table:formula="of:=[.B13]" office:value-type="date" office:date-value="2009-01-31">
            <text:p>Saturday, January 31, 2009</text:p>
          </table:table-cell>
          <table:table-cell table:style-name="ce82" table:formula="of:=['file:///C:/Users/Antony/diy/GB%20Accounts/GB%20Accounts%202009/GB%20Accounts%20Company%202009-05-31%20(May09)%20OpenOffice/Sales.ods'#$Dec08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Dec08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Dec08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Dec08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Dec08.$G$4]&gt;0;['file:///C:/Users/Antony/diy/GB%20Accounts/GB%20Accounts%202009/GB%20Accounts%20Company%202009-05-31%20(May09)%20OpenOffice/Sales.ods'#$Dec08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28]" office:value-type="date" office:date-value="2009-01-31">
            <text:p>Saturday, January 31, 2009</text:p>
          </table:table-cell>
          <table:table-cell table:style-name="ce75" table:formula="of:=[.B14]" office:value-type="date" office:date-value="2009-02-28">
            <text:p>Saturday, February 28, 2009</text:p>
          </table:table-cell>
          <table:table-cell table:style-name="ce82" table:formula="of:=['file:///C:/Users/Antony/diy/GB%20Accounts/GB%20Accounts%202009/GB%20Accounts%20Company%202009-05-31%20(May09)%20OpenOffice/Sales.ods'#$Jan09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Jan09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Jan09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Jan09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Jan09.$G$4]&gt;0;['file:///C:/Users/Antony/diy/GB%20Accounts/GB%20Accounts%202009/GB%20Accounts%20Company%202009-05-31%20(May09)%20OpenOffice/Sales.ods'#$Jan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30]" office:value-type="date" office:date-value="2009-02-28">
            <text:p>Saturday, February 28, 2009</text:p>
          </table:table-cell>
          <table:table-cell table:style-name="ce75" table:formula="of:=[.B15]" office:value-type="date" office:date-value="2009-03-31">
            <text:p>Tuesday, March 31, 2009</text:p>
          </table:table-cell>
          <table:table-cell table:style-name="ce82" table:formula="of:=['file:///C:/Users/Antony/diy/GB%20Accounts/GB%20Accounts%202009/GB%20Accounts%20Company%202009-05-31%20(May09)%20OpenOffice/Sales.ods'#$Feb09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Feb09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Feb09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Feb09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Feb09.$G$4]&gt;0;['file:///C:/Users/Antony/diy/GB%20Accounts/GB%20Accounts%202009/GB%20Accounts%20Company%202009-05-31%20(May09)%20OpenOffice/Sales.ods'#$Feb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32]" office:value-type="date" office:date-value="2009-03-31">
            <text:p>Tuesday, March 31, 2009</text:p>
          </table:table-cell>
          <table:table-cell table:style-name="ce75" table:formula="of:=[.B16]" office:value-type="date" office:date-value="2009-04-30">
            <text:p>Thursday, April 30, 2009</text:p>
          </table:table-cell>
          <table:table-cell table:style-name="ce82" table:formula="of:=['file:///C:/Users/Antony/diy/GB%20Accounts/GB%20Accounts%202009/GB%20Accounts%20Company%202009-05-31%20(May09)%20OpenOffice/Sales.ods'#$Mar09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Mar09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Mar09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Mar09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Mar09.$G$4]&gt;0;['file:///C:/Users/Antony/diy/GB%20Accounts/GB%20Accounts%202009/GB%20Accounts%20Company%202009-05-31%20(May09)%20OpenOffice/Sales.ods'#$Mar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34]" office:value-type="date" office:date-value="2009-04-30">
            <text:p>Thursday, April 30, 2009</text:p>
          </table:table-cell>
          <table:table-cell table:style-name="ce75" table:formula="of:=[.B17]" office:value-type="date" office:date-value="2009-05-31">
            <text:p>Sunday, May 31, 2009</text:p>
          </table:table-cell>
          <table:table-cell table:style-name="ce82" table:formula="of:=['file:///C:/Users/Antony/diy/GB%20Accounts/GB%20Accounts%202009/GB%20Accounts%20Company%202009-05-31%20(May09)%20OpenOffice/Sales.ods'#$Apr09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Apr09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Apr09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Apr09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Apr09.$G$4]&gt;0;['file:///C:/Users/Antony/diy/GB%20Accounts/GB%20Accounts%202009/GB%20Accounts%20Company%202009-05-31%20(May09)%20OpenOffice/Sales.ods'#$Apr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36]" office:value-type="date" office:date-value="2009-05-31">
            <text:p>Sunday, May 31, 2009</text:p>
          </table:table-cell>
          <table:table-cell table:style-name="ce75" table:formula="of:=[.B18]" office:value-type="date" office:date-value="2009-06-30">
            <text:p>Tuesday, June 30, 2009</text:p>
          </table:table-cell>
          <table:table-cell table:style-name="ce82" table:formula="of:=['file:///C:/Users/Antony/diy/GB%20Accounts/GB%20Accounts%202009/GB%20Accounts%20Company%202009-05-31%20(May09)%20OpenOffice/Sales.ods'#$May09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Sales.ods'#$May09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May09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09/GB%20Accounts%20Company%202009-05-31%20(May09)%20OpenOffice/Purchases.ods'#$May09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May09.$G$4]&gt;0;['file:///C:/Users/Antony/diy/GB%20Accounts/GB%20Accounts%202009/GB%20Accounts%20Company%202009-05-31%20(May09)%20OpenOffice/Sales.ods'#$May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38]" office:value-type="date" office:date-value="2009-06-30">
            <text:p>Tuesday, June 30, 2009</text:p>
          </table:table-cell>
          <table:table-cell table:style-name="ce75" table:formula="of:=[.B19]" office:value-type="date" office:date-value="2009-07-31">
            <text:p>Friday, July 31, 2009</text:p>
          </table:table-cell>
          <table:table-cell table:style-name="ce82" table:formula="of:=[$S0609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609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609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609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May09.$G$4]&gt;0;['file:///C:/Users/Antony/diy/GB%20Accounts/GB%20Accounts%202009/GB%20Accounts%20Company%202009-05-31%20(May09)%20OpenOffice/Sales.ods'#$May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09/GB%20Accounts%20Company%202009-05-31%20(May09)%20OpenOffice/Financialaccounts.ods'#$Admin.$B$40]" office:value-type="date" office:date-value="2009-07-31">
            <text:p>Friday, July 31, 2009</text:p>
          </table:table-cell>
          <table:table-cell table:style-name="ce78" table:formula="of:=['file:///C:/Users/Antony/diy/GB%20Accounts/GB%20Accounts%202009/GB%20Accounts%20Company%202009-05-31%20(May09)%20OpenOffice/Financialaccounts.ods'#$Admin.$B$42]" office:value-type="date" office:date-value="2009-08-31">
            <text:p>Monday, August 31, 2009</text:p>
          </table:table-cell>
          <table:table-cell table:style-name="ce82" table:formula="of:=[$S0709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709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709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709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09/GB%20Accounts%20Company%202009-05-31%20(May09)%20OpenOffice/Sales.ods'#$May09.$G$4]&gt;0;['file:///C:/Users/Antony/diy/GB%20Accounts/GB%20Accounts%202009/GB%20Accounts%20Company%202009-05-31%20(May09)%20OpenOffice/Sales.ods'#$May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408" table:style-name="ta7">
        <table:table-column table:style-name="co10" table:default-cell-style-name="ce104"/>
        <table:table-column table:style-name="co24" table:default-cell-style-name="ce106"/>
        <table:table-column table:style-name="co25" table:default-cell-style-name="ce109"/>
        <table:table-column table:style-name="co2" table:default-cell-style-name="ce114"/>
        <table:table-column table:style-name="co26" table:default-cell-style-name="ce114"/>
        <table:table-column table:style-name="co4" table:default-cell-style-name="ce120"/>
        <table:table-column table:style-name="co27" table:default-cell-style-name="ce120"/>
        <table:table-column table:style-name="co4" table:default-cell-style-name="ce120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9" table:formula="of:=SUM([.F5:.F500])" office:value-type="float" office:value="0">
            <text:p>0.00 </text:p>
          </table:table-cell>
          <table:table-cell table:style-name="ce119" table:formula="of:=SUM([.G5:.G500])" office:value-type="float" office:value="0">
            <text:p>0.00 </text:p>
          </table:table-cell>
          <table:table-cell table:style-name="ce119" table:formula="of:=SUM([.H5:.H500])" office:value-type="float" office:value="0">
            <text:p>0.00 </text:p>
          </table:table-cell>
          <table:table-cell table:style-name="ce126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7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2" table:formula="of:=['file:///C:/Users/Antony/diy/GB%20Accounts/GB%20Accounts%202009/GB%20Accounts%20Company%202009-05-31%20(May09)%20OpenOffice/Sales.ods'#$Open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6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7" table:number-columns-repeated="1016"/>
        </table:table-row>
        <table:table-row table:style-name="ro3">
          <table:covered-table-cell table:number-columns-repeated="6"/>
          <table:table-cell table:style-name="ce123" table:formula="of:=['file:///C:/Users/Antony/diy/GB%20Accounts/GB%20Accounts%202009/GB%20Accounts%20Company%202009-05-31%20(May09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4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4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4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4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4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4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4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4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4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4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4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4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4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4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4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4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4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4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4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4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4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4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4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4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4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4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4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4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4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4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4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4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4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4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4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4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4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4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4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4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4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4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4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4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4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4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4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4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4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4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4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4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4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4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4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4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4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4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4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4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4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4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4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4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4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4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4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4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4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4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4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4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4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4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4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4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4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4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4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4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4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4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4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4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4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4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4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4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4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4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4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4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4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4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4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4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4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4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4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4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4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4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4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4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4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4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4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4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4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4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4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4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4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4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4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4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4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4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4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4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4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4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4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4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4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4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4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4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4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4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4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4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4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4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4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4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4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4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4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4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4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4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4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4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4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4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4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4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4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4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4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4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4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4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4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4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4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4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4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4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4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4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4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4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4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4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4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4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4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4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4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4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4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4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4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4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4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4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4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4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4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4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4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4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4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4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4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4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4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4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4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4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4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4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4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/>
          <table:table-cell table:style-name="ce118"/>
          <table:table-cell table:style-name="ce121"/>
          <table:table-cell table:style-name="ce125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2"/>
          <table:table-cell table:style-name="ce115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 table:number-rows-repeated="98">
          <table:table-cell table:number-columns-repeated="3"/>
          <table:table-cell table:style-name="ce115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16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 table:number-rows-repeated="320">
          <table:table-cell table:number-columns-repeated="6"/>
          <table:table-cell table:style-name="ce124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08" table:style-name="ta7">
        <table:table-column table:style-name="co10" table:default-cell-style-name="ce104"/>
        <table:table-column table:style-name="co24" table:default-cell-style-name="ce106"/>
        <table:table-column table:style-name="co28" table:default-cell-style-name="ce109"/>
        <table:table-column table:style-name="co2" table:default-cell-style-name="ce114"/>
        <table:table-column table:style-name="co26" table:default-cell-style-name="ce114"/>
        <table:table-column table:style-name="co4" table:default-cell-style-name="ce120"/>
        <table:table-column table:style-name="co27" table:default-cell-style-name="ce120"/>
        <table:table-column table:style-name="co4" table:default-cell-style-name="ce120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9" table:formula="of:=SUM([.F5:.F500])" office:value-type="float" office:value="0">
            <text:p>0.00 </text:p>
          </table:table-cell>
          <table:table-cell table:style-name="ce119" table:formula="of:=SUM([.G5:.G500])" office:value-type="float" office:value="0">
            <text:p>0.00 </text:p>
          </table:table-cell>
          <table:table-cell table:style-name="ce119" table:formula="of:=SUM([.H5:.H500])" office:value-type="float" office:value="0">
            <text:p>0.00 </text:p>
          </table:table-cell>
          <table:table-cell table:style-name="ce126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7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2" table:formula="of:=['file:///C:/Users/Antony/diy/GB%20Accounts/GB%20Accounts%202009/GB%20Accounts%20Company%202009-05-31%20(May09)%20OpenOffice/Sales.ods'#$Open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6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7" table:number-columns-repeated="1016"/>
        </table:table-row>
        <table:table-row table:style-name="ro3">
          <table:covered-table-cell table:number-columns-repeated="6"/>
          <table:table-cell table:style-name="ce123" table:formula="of:=['file:///C:/Users/Antony/diy/GB%20Accounts/GB%20Accounts%202009/GB%20Accounts%20Company%202009-05-31%20(May09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4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4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4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4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4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4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4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4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4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4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4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4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4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4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4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4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4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4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4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4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4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4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4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4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4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4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4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4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4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4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4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4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4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4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4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4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4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4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4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4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4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4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4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4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4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4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4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4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4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4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4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4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4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4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4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4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4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4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4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4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4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4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4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4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4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4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4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4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4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4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4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4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4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4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4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4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4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4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4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4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4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4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4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4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4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4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4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4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4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4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4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4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4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4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4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4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4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4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4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4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4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4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4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4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4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4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4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4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4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4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4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4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4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4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4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4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4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4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4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4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4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4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4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4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4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4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4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4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4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4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4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4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4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4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4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4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4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4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4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4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4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4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4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4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4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4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4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4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4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4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4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4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4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4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4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4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4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4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4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4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4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4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4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4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4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4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4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4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4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4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4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4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4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4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4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4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4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4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4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4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4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4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4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4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4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4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4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4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4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4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4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4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4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4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4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/>
          <table:table-cell table:style-name="ce118"/>
          <table:table-cell table:style-name="ce121"/>
          <table:table-cell table:style-name="ce125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2"/>
          <table:table-cell table:style-name="ce115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 table:number-rows-repeated="98">
          <table:table-cell table:number-columns-repeated="3"/>
          <table:table-cell table:style-name="ce115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16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 table:number-rows-repeated="320">
          <table:table-cell table:number-columns-repeated="6"/>
          <table:table-cell table:style-name="ce124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609" table:style-name="ta7">
        <table:table-column table:style-name="co10" table:default-cell-style-name="ce104"/>
        <table:table-column table:style-name="co24" table:default-cell-style-name="ce106"/>
        <table:table-column table:style-name="co29" table:default-cell-style-name="ce109"/>
        <table:table-column table:style-name="co2" table:default-cell-style-name="ce114"/>
        <table:table-column table:style-name="co26" table:default-cell-style-name="ce114"/>
        <table:table-column table:style-name="co4" table:default-cell-style-name="ce120"/>
        <table:table-column table:style-name="co27" table:default-cell-style-name="ce120"/>
        <table:table-column table:style-name="co4" table:default-cell-style-name="ce120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9" table:formula="of:=SUM([.F5:.F500])" office:value-type="float" office:value="0">
            <text:p>0.00 </text:p>
          </table:table-cell>
          <table:table-cell table:style-name="ce119" table:formula="of:=SUM([.G5:.G500])" office:value-type="float" office:value="0">
            <text:p>0.00 </text:p>
          </table:table-cell>
          <table:table-cell table:style-name="ce119" table:formula="of:=SUM([.H5:.H500])" office:value-type="float" office:value="0">
            <text:p>0.00 </text:p>
          </table:table-cell>
          <table:table-cell table:style-name="ce126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7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2" table:formula="of:=['file:///C:/Users/Antony/diy/GB%20Accounts/GB%20Accounts%202009/GB%20Accounts%20Company%202009-05-31%20(May09)%20OpenOffice/Sales.ods'#$Clos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6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7" table:number-columns-repeated="1016"/>
        </table:table-row>
        <table:table-row table:style-name="ro3">
          <table:covered-table-cell table:number-columns-repeated="6"/>
          <table:table-cell table:style-name="ce123" table:formula="of:=['file:///C:/Users/Antony/diy/GB%20Accounts/GB%20Accounts%202009/GB%20Accounts%20Company%202009-05-31%20(May09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4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4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4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4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4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4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4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4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4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4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4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4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4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4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4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4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4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4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4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4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4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4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4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4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4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4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4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4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4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4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4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4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4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4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4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4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4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4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4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4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4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4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4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4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4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4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4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4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4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4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4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4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4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4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4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4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4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4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4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4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4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4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4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4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4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4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4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4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4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4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4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4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4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4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4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4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4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4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4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4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4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4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4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4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4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4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4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4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4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4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4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4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4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4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4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4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4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4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4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4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4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4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4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4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4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4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4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4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4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4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4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4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4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4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4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4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4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4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4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4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4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4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4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4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4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4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4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4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4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4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4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4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4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4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4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4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4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4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4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4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4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4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4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4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4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4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4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4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4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4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4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4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4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4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4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4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4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4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4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4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4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4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4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4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4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4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4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4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4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4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4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4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4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4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4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4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4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4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4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4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4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4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4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4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4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4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4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4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4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4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4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4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4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4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4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/>
          <table:table-cell table:style-name="ce118"/>
          <table:table-cell table:style-name="ce121"/>
          <table:table-cell table:style-name="ce125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2"/>
          <table:table-cell table:style-name="ce115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 table:number-rows-repeated="98">
          <table:table-cell table:number-columns-repeated="3"/>
          <table:table-cell table:style-name="ce115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16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 table:number-rows-repeated="320">
          <table:table-cell table:number-columns-repeated="6"/>
          <table:table-cell table:style-name="ce124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709" table:style-name="ta7">
        <table:table-column table:style-name="co10" table:default-cell-style-name="ce104"/>
        <table:table-column table:style-name="co24" table:default-cell-style-name="ce106"/>
        <table:table-column table:style-name="co30" table:default-cell-style-name="ce109"/>
        <table:table-column table:style-name="co2" table:default-cell-style-name="ce114"/>
        <table:table-column table:style-name="co26" table:default-cell-style-name="ce114"/>
        <table:table-column table:style-name="co4" table:default-cell-style-name="ce120"/>
        <table:table-column table:style-name="co27" table:default-cell-style-name="ce120"/>
        <table:table-column table:style-name="co4" table:default-cell-style-name="ce120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9" table:formula="of:=SUM([.F5:.F500])" office:value-type="float" office:value="0">
            <text:p>0.00 </text:p>
          </table:table-cell>
          <table:table-cell table:style-name="ce119" table:formula="of:=SUM([.G5:.G500])" office:value-type="float" office:value="0">
            <text:p>0.00 </text:p>
          </table:table-cell>
          <table:table-cell table:style-name="ce119" table:formula="of:=SUM([.H5:.H500])" office:value-type="float" office:value="0">
            <text:p>0.00 </text:p>
          </table:table-cell>
          <table:table-cell table:style-name="ce126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7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2" table:formula="of:=['file:///C:/Users/Antony/diy/GB%20Accounts/GB%20Accounts%202009/GB%20Accounts%20Company%202009-05-31%20(May09)%20OpenOffice/Sales.ods'#$Clos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6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7" table:number-columns-repeated="1016"/>
        </table:table-row>
        <table:table-row table:style-name="ro3">
          <table:covered-table-cell table:number-columns-repeated="6"/>
          <table:table-cell table:style-name="ce123" table:formula="of:=['file:///C:/Users/Antony/diy/GB%20Accounts/GB%20Accounts%202009/GB%20Accounts%20Company%202009-05-31%20(May09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4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4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4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4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4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4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4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4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4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4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4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4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4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4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4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4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4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4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4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4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4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4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4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4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4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4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4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4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4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4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4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4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4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4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4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4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4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4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4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4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4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4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4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4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4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4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4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4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4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4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4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4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4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4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4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4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4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4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4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4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4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4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4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4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4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4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4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4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4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4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4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4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4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4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4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4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4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4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4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4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4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4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4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4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4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4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4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4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4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4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4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4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4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4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4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4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4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4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4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4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4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4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4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4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4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4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4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4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4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4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4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4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4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4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4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4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4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4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4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4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4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4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4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4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4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4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4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4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4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4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4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4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4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4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4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4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4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4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4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4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4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4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4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4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4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4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4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4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4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4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4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4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4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4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4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4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4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4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4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4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4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4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4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4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4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4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4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4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4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4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4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4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4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4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4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4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4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4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4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4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4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4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4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4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4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4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4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4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4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4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4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4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4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4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15"/>
          <table:table-cell/>
          <table:table-cell/>
          <table:table-cell table:style-name="ce124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4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/>
          <table:table-cell table:style-name="ce118"/>
          <table:table-cell table:style-name="ce121"/>
          <table:table-cell table:style-name="ce125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2"/>
          <table:table-cell table:style-name="ce115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 table:number-rows-repeated="98">
          <table:table-cell table:number-columns-repeated="3"/>
          <table:table-cell table:style-name="ce115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16"/>
          <table:table-cell table:number-columns-repeated="2"/>
          <table:table-cell table:style-name="ce124" table:number-columns-repeated="2"/>
          <table:table-cell table:number-columns-repeated="1016"/>
        </table:table-row>
        <table:table-row table:style-name="ro3" table:number-rows-repeated="320">
          <table:table-cell table:number-columns-repeated="6"/>
          <table:table-cell table:style-name="ce124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08" table:style-name="ta7">
        <table:table-column table:style-name="co31" table:default-cell-style-name="ce130"/>
        <table:table-column table:style-name="co32" table:default-cell-style-name="ce132"/>
        <table:table-column table:style-name="co33" table:default-cell-style-name="ce136"/>
        <table:table-column table:style-name="co2" table:default-cell-style-name="ce140"/>
        <table:table-column table:style-name="co34" table:default-cell-style-name="ce133"/>
        <table:table-column table:style-name="co35" table:default-cell-style-name="ce145"/>
        <table:table-column table:style-name="co4" table:default-cell-style-name="ce145"/>
        <table:table-column table:style-name="co22" table:default-cell-style-name="ce145"/>
        <table:table-column table:style-name="co10" table:number-columns-repeated="1016" table:default-cell-style-name="ce132"/>
        <table:table-row table:style-name="ro6">
          <table:table-cell table:style-name="ce129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9" office:value-type="string" table:number-columns-spanned="2" table:number-rows-spanned="1">
            <text:p>Total for Month</text:p>
          </table:table-cell>
          <table:covered-table-cell/>
          <table:table-cell table:style-name="ce119" table:formula="of:=SUM([.F5:.F200])" office:value-type="float" office:value="0">
            <text:p>0.00 </text:p>
          </table:table-cell>
          <table:table-cell table:style-name="ce119" table:formula="of:=SUM([.G5:.G200])" office:value-type="float" office:value="0">
            <text:p>0.00 </text:p>
          </table:table-cell>
          <table:table-cell table:style-name="ce119" table:formula="of:=SUM([.H5:.H200])" office:value-type="float" office:value="0">
            <text:p>0.00 </text:p>
          </table:table-cell>
          <table:table-cell table:style-name="ce128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7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09/GB%20Accounts%20Company%202009-05-31%20(May09)%20OpenOffice/Purchases.ods'#$Open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/>
          <table:table-cell table:style-name="ce134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4"/>
          <table:table-cell table:style-name="ce138"/>
          <table:table-cell table:style-name="ce134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4"/>
          <table:table-cell table:style-name="ce138"/>
          <table:table-cell table:style-name="ce141"/>
          <table:table-cell table:style-name="ce134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1"/>
          <table:table-cell table:style-name="ce135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08" table:style-name="ta7">
        <table:table-column table:style-name="co31" table:default-cell-style-name="ce130"/>
        <table:table-column table:style-name="co32" table:default-cell-style-name="ce132"/>
        <table:table-column table:style-name="co36" table:default-cell-style-name="ce136"/>
        <table:table-column table:style-name="co2" table:default-cell-style-name="ce140"/>
        <table:table-column table:style-name="co34" table:default-cell-style-name="ce133"/>
        <table:table-column table:style-name="co37" table:default-cell-style-name="ce145"/>
        <table:table-column table:style-name="co4" table:default-cell-style-name="ce145"/>
        <table:table-column table:style-name="co22" table:default-cell-style-name="ce145"/>
        <table:table-column table:style-name="co10" table:number-columns-repeated="1016" table:default-cell-style-name="ce132"/>
        <table:table-row table:style-name="ro6">
          <table:table-cell table:style-name="ce129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9" office:value-type="string" table:number-columns-spanned="2" table:number-rows-spanned="1">
            <text:p>Total for Month</text:p>
          </table:table-cell>
          <table:covered-table-cell/>
          <table:table-cell table:style-name="ce119" table:formula="of:=SUM([.F5:.F200])" office:value-type="float" office:value="0">
            <text:p>0.00 </text:p>
          </table:table-cell>
          <table:table-cell table:style-name="ce119" table:formula="of:=SUM([.G5:.G200])" office:value-type="float" office:value="0">
            <text:p>0.00 </text:p>
          </table:table-cell>
          <table:table-cell table:style-name="ce119" table:formula="of:=SUM([.H5:.H200])" office:value-type="float" office:value="0">
            <text:p>0.00 </text:p>
          </table:table-cell>
          <table:table-cell table:style-name="ce128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7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09/GB%20Accounts%20Company%202009-05-31%20(May09)%20OpenOffice/Purchases.ods'#$Open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/>
          <table:table-cell table:style-name="ce134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4"/>
          <table:table-cell table:style-name="ce138"/>
          <table:table-cell table:style-name="ce134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4"/>
          <table:table-cell table:style-name="ce138"/>
          <table:table-cell table:style-name="ce141"/>
          <table:table-cell table:style-name="ce134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1"/>
          <table:table-cell table:style-name="ce135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609" table:style-name="ta7">
        <table:table-column table:style-name="co31" table:default-cell-style-name="ce130"/>
        <table:table-column table:style-name="co32" table:default-cell-style-name="ce132"/>
        <table:table-column table:style-name="co38" table:default-cell-style-name="ce136"/>
        <table:table-column table:style-name="co2" table:default-cell-style-name="ce140"/>
        <table:table-column table:style-name="co34" table:default-cell-style-name="ce133"/>
        <table:table-column table:style-name="co35" table:default-cell-style-name="ce145"/>
        <table:table-column table:style-name="co4" table:default-cell-style-name="ce145"/>
        <table:table-column table:style-name="co22" table:default-cell-style-name="ce145"/>
        <table:table-column table:style-name="co10" table:number-columns-repeated="1016" table:default-cell-style-name="ce132"/>
        <table:table-row table:style-name="ro6">
          <table:table-cell table:style-name="ce129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9" office:value-type="string" table:number-columns-spanned="2" table:number-rows-spanned="1">
            <text:p>Total for Month</text:p>
          </table:table-cell>
          <table:covered-table-cell/>
          <table:table-cell table:style-name="ce119" table:formula="of:=SUM([.F5:.F200])" office:value-type="float" office:value="0">
            <text:p>0.00 </text:p>
          </table:table-cell>
          <table:table-cell table:style-name="ce119" table:formula="of:=SUM([.G5:.G200])" office:value-type="float" office:value="0">
            <text:p>0.00 </text:p>
          </table:table-cell>
          <table:table-cell table:style-name="ce119" table:formula="of:=SUM([.H5:.H200])" office:value-type="float" office:value="0">
            <text:p>0.00 </text:p>
          </table:table-cell>
          <table:table-cell table:style-name="ce128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7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09/GB%20Accounts%20Company%202009-05-31%20(May09)%20OpenOffice/Purchases.ods'#$Clos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/>
          <table:table-cell table:style-name="ce134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4"/>
          <table:table-cell table:style-name="ce138"/>
          <table:table-cell table:style-name="ce134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4"/>
          <table:table-cell table:style-name="ce138"/>
          <table:table-cell table:style-name="ce141"/>
          <table:table-cell table:style-name="ce134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1"/>
          <table:table-cell table:style-name="ce135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709" table:style-name="ta7">
        <table:table-column table:style-name="co31" table:default-cell-style-name="ce130"/>
        <table:table-column table:style-name="co32" table:default-cell-style-name="ce132"/>
        <table:table-column table:style-name="co39" table:default-cell-style-name="ce136"/>
        <table:table-column table:style-name="co2" table:default-cell-style-name="ce140"/>
        <table:table-column table:style-name="co34" table:default-cell-style-name="ce133"/>
        <table:table-column table:style-name="co40" table:default-cell-style-name="ce145"/>
        <table:table-column table:style-name="co4" table:default-cell-style-name="ce145"/>
        <table:table-column table:style-name="co22" table:default-cell-style-name="ce145"/>
        <table:table-column table:style-name="co10" table:number-columns-repeated="1016" table:default-cell-style-name="ce132"/>
        <table:table-row table:style-name="ro6">
          <table:table-cell table:style-name="ce129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9" office:value-type="string" table:number-columns-spanned="2" table:number-rows-spanned="1">
            <text:p>Total for Month</text:p>
          </table:table-cell>
          <table:covered-table-cell/>
          <table:table-cell table:style-name="ce119" table:formula="of:=SUM([.F5:.F200])" office:value-type="float" office:value="0">
            <text:p>0.00 </text:p>
          </table:table-cell>
          <table:table-cell table:style-name="ce119" table:formula="of:=SUM([.G5:.G200])" office:value-type="float" office:value="0">
            <text:p>0.00 </text:p>
          </table:table-cell>
          <table:table-cell table:style-name="ce119" table:formula="of:=SUM([.H5:.H200])" office:value-type="float" office:value="0">
            <text:p>0.00 </text:p>
          </table:table-cell>
          <table:table-cell table:style-name="ce128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7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09/GB%20Accounts%20Company%202009-05-31%20(May09)%20OpenOffice/Purchases.ods'#$Clos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/>
          <table:table-cell table:style-name="ce134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4"/>
          <table:table-cell table:style-name="ce138"/>
          <table:table-cell table:style-name="ce134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4"/>
          <table:table-cell table:style-name="ce138"/>
          <table:table-cell table:style-name="ce141"/>
          <table:table-cell table:style-name="ce134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4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1"/>
          <table:table-cell table:style-name="ce135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09/GB%20Accounts%20Company%202009-05-31%20(May09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7.5">
            <text:p>17.5</text:p>
          </table:table-cell>
        </table:table-row>
      </table:table>
      <table:table table:name="'file:///C:/Users/Antony/diy/GB%20Accounts/GB%20Accounts%202009/GB%20Accounts%20Company%202009-05-31%20(May09)%20OpenOffice/Sales.ods'#Jun08" table:print="false" table:style-name="ta_extref">
        <table:table-source xlink:type="simple" xlink:href="../Sales.ods" table:table-name="Jun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Jul08" table:print="false" table:style-name="ta_extref">
        <table:table-source xlink:type="simple" xlink:href="../Sales.ods" table:table-name="Jul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Aug08" table:print="false" table:style-name="ta_extref">
        <table:table-source xlink:type="simple" xlink:href="../Sales.ods" table:table-name="Aug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Sep08" table:print="false" table:style-name="ta_extref">
        <table:table-source xlink:type="simple" xlink:href="../Sales.ods" table:table-name="Sep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Oct08" table:print="false" table:style-name="ta_extref">
        <table:table-source xlink:type="simple" xlink:href="../Sales.ods" table:table-name="Oct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Nov08" table:print="false" table:style-name="ta_extref">
        <table:table-source xlink:type="simple" xlink:href="../Sales.ods" table:table-name="Nov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Dec08" table:print="false" table:style-name="ta_extref">
        <table:table-source xlink:type="simple" xlink:href="../Sales.ods" table:table-name="Dec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Jan09" table:print="false" table:style-name="ta_extref">
        <table:table-source xlink:type="simple" xlink:href="../Sales.ods" table:table-name="Jan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Feb09" table:print="false" table:style-name="ta_extref">
        <table:table-source xlink:type="simple" xlink:href="../Sales.ods" table:table-name="Feb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Mar09" table:print="false" table:style-name="ta_extref">
        <table:table-source xlink:type="simple" xlink:href="../Sales.ods" table:table-name="Ma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Apr09" table:print="false" table:style-name="ta_extref">
        <table:table-source xlink:type="simple" xlink:href="../Sales.ods" table:table-name="Ap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May09" table:print="false" table:style-name="ta_extref">
        <table:table-source xlink:type="simple" xlink:href="../Sales.ods" table:table-name="May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5">
            <text:p>15</text:p>
          </table:table-cell>
        </table:table-row>
      </table:table>
      <table:table table:name="'file:///C:/Users/Antony/diy/GB%20Accounts/GB%20Accounts%202009/GB%20Accounts%20Company%202009-05-31%20(May09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</table:table>
      <table:table table:name="'file:///C:/Users/Antony/diy/GB%20Accounts/GB%20Accounts%202009/GB%20Accounts%20Company%202009-05-31%20(May09)%20OpenOffice/Purchases.ods'#Jun08" table:print="false" table:style-name="ta_extref">
        <table:table-source xlink:type="simple" xlink:href="../Purchases.ods" table:table-name="Jun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Jul08" table:print="false" table:style-name="ta_extref">
        <table:table-source xlink:type="simple" xlink:href="../Purchases.ods" table:table-name="Jul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Aug08" table:print="false" table:style-name="ta_extref">
        <table:table-source xlink:type="simple" xlink:href="../Purchases.ods" table:table-name="Aug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Sep08" table:print="false" table:style-name="ta_extref">
        <table:table-source xlink:type="simple" xlink:href="../Purchases.ods" table:table-name="Sep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Oct08" table:print="false" table:style-name="ta_extref">
        <table:table-source xlink:type="simple" xlink:href="../Purchases.ods" table:table-name="Oct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Nov08" table:print="false" table:style-name="ta_extref">
        <table:table-source xlink:type="simple" xlink:href="../Purchases.ods" table:table-name="Nov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Dec08" table:print="false" table:style-name="ta_extref">
        <table:table-source xlink:type="simple" xlink:href="../Purchases.ods" table:table-name="Dec08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Jan09" table:print="false" table:style-name="ta_extref">
        <table:table-source xlink:type="simple" xlink:href="../Purchases.ods" table:table-name="Jan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Feb09" table:print="false" table:style-name="ta_extref">
        <table:table-source xlink:type="simple" xlink:href="../Purchases.ods" table:table-name="Feb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Mar09" table:print="false" table:style-name="ta_extref">
        <table:table-source xlink:type="simple" xlink:href="../Purchases.ods" table:table-name="Ma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Apr09" table:print="false" table:style-name="ta_extref">
        <table:table-source xlink:type="simple" xlink:href="../Purchases.ods" table:table-name="Ap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May09" table:print="false" table:style-name="ta_extref">
        <table:table-source xlink:type="simple" xlink:href="../Purchases.ods" table:table-name="May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5">
            <text:p>15</text:p>
          </table:table-cell>
        </table:table-row>
      </table:table>
      <table:table table:name="'file:///C:/Users/Antony/diy/GB%20Accounts/GB%20Accounts%202009/GB%20Accounts%20Company%202009-05-31%20(May09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9">
          <table:table-cell table:number-columns-repeated="2"/>
        </table:table-row>
        <table:table-row>
          <table:table-cell/>
          <table:table-cell table:style-name="ce1" office:value-type="float" office:value="39568">
            <text:p>395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599">
            <text:p>395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629">
            <text:p>396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660">
            <text:p>396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691">
            <text:p>3969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721">
            <text:p>397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752">
            <text:p>397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782">
            <text:p>397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813">
            <text:p>398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844">
            <text:p>3984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872">
            <text:p>3987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03">
            <text:p>3990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33">
            <text:p>399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64">
            <text:p>399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94">
            <text:p>399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25">
            <text:p>400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56">
            <text:p>400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number-style style:name="N120">
      <number:number number:decimal-places="0" number:min-integer-digits="2"/>
    </number:number-style>
    <number:number-style style:name="N121">
      <number:number number:decimal-places="0" number:min-integer-digits="4"/>
    </number:number-style>
    <number:percentage-style style:name="N122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09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2-25">25/02/2011</text:date> <text:s/><text:time>09:32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2-25">25/02/2011</text:date> <text:s/><text:time>09:32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2-25">25/02/2011</text:date> <text:s/><text:time>09:32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2-25">25/02/2011</text:date> <text:s/><text:time>09:32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2-25">25/02/2011</text:date> <text:s/><text:time>09:32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2-25">25/02/2011</text:date> <text:s/><text:time>09:32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2-25T09:32:13.59</dc:date>
    <meta:print-date>2007-02-10T23:38:25Z</meta:print-date>
    <meta:editing-duration>PT2M9S</meta:editing-duration>
    <meta:editing-cycles>1</meta:editing-cycles>
    <meta:document-statistic meta:table-count="14" meta:cell-count="5266" meta:object-count="0"/>
  </office:meta>
</office:document-meta>
</file>